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403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403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403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403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403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403in" fo:border="none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403in" fo:border="none"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403in" fo:border="none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403in" fo:border="none" style:writing-mode="pag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403in" fo:border="none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403in" fo:border="none" style:writing-mode="pag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403in" fo:border="none"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403in" fo:border="none"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403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403in" fo:border="none"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Calibri"/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Calibri" officeooo:paragraph-rsid="001d74e4"/>
    </style:style>
    <style:style style:name="P3" style:family="paragraph" style:parent-style-name="Horizontal_20_Line">
      <style:text-properties style:font-name="Calibri"/>
    </style:style>
    <style:style style:name="P4" style:family="paragraph" style:parent-style-name="Horizontal_20_Line">
      <style:text-properties style:font-name="Calibri" officeooo:paragraph-rsid="001d74e4"/>
    </style:style>
    <style:style style:name="P5" style:family="paragraph" style:parent-style-name="Standard">
      <style:text-properties officeooo:rsid="001b3dd7" officeooo:paragraph-rsid="001c5188"/>
    </style:style>
    <style:style style:name="P6" style:family="paragraph" style:parent-style-name="Standard">
      <style:text-properties fo:font-style="italic" officeooo:rsid="001b3dd7" officeooo:paragraph-rsid="001c5188" style:font-style-asian="italic" style:font-style-complex="italic"/>
    </style:style>
    <style:style style:name="P7" style:family="paragraph" style:parent-style-name="Standard">
      <style:text-properties style:font-name="Calibri" fo:font-style="italic" officeooo:rsid="001b3dd7" officeooo:paragraph-rsid="001b3dd7" style:font-style-asian="italic" style:font-style-complex="italic"/>
    </style:style>
    <style:style style:name="P8" style:family="paragraph" style:parent-style-name="Standard">
      <style:text-properties style:font-name="Calibri" fo:font-style="italic" officeooo:rsid="001b3dd7" officeooo:paragraph-rsid="001c5188" style:font-style-asian="italic" style:font-style-complex="italic"/>
    </style:style>
    <style:style style:name="P9" style:family="paragraph" style:parent-style-name="Standard">
      <style:text-properties style:font-name="Calibri" fo:font-style="italic" officeooo:rsid="001b3dd7" officeooo:paragraph-rsid="001d74e4" style:font-style-asian="italic" style:font-style-complex="italic"/>
    </style:style>
    <style:style style:name="P10" style:family="paragraph" style:parent-style-name="Standard">
      <style:text-properties style:font-name="Calibri" fo:font-style="italic" officeooo:rsid="001b3dd7" officeooo:paragraph-rsid="001f75b4" style:font-style-asian="italic" style:font-style-complex="italic"/>
    </style:style>
    <style:style style:name="P11" style:family="paragraph" style:parent-style-name="Standard">
      <style:text-properties style:font-name="Calibri" officeooo:rsid="001b3dd7" officeooo:paragraph-rsid="001b3dd7"/>
    </style:style>
    <style:style style:name="P12" style:family="paragraph" style:parent-style-name="Standard">
      <style:text-properties style:font-name="Calibri" officeooo:rsid="001b3dd7" officeooo:paragraph-rsid="001c5188"/>
    </style:style>
    <style:style style:name="P13" style:family="paragraph" style:parent-style-name="Standard">
      <style:text-properties style:font-name="Calibri" officeooo:rsid="001b3dd7" officeooo:paragraph-rsid="001d74e4"/>
    </style:style>
    <style:style style:name="P14" style:family="paragraph" style:parent-style-name="Standard">
      <style:text-properties style:font-name="Calibri" officeooo:rsid="001b3dd7" officeooo:paragraph-rsid="001f75b4"/>
    </style:style>
    <style:style style:name="P15" style:family="paragraph" style:parent-style-name="Standard">
      <style:text-properties style:font-name="Calibri" fo:font-size="14pt" fo:font-weight="bold" officeooo:rsid="001b3dd7" officeooo:paragraph-rsid="001b3dd7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libri" fo:font-size="14pt" fo:font-weight="bold" officeooo:rsid="001b3dd7" officeooo:paragraph-rsid="001c5188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" fo:font-size="14pt" fo:font-weight="bold" officeooo:rsid="001b3dd7" officeooo:paragraph-rsid="001d74e4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14pt" fo:font-weight="bold" officeooo:rsid="001b3dd7" officeooo:paragraph-rsid="001f75b4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libri" officeooo:paragraph-rsid="001c5188"/>
    </style:style>
    <style:style style:name="P20" style:family="paragraph" style:parent-style-name="Standard">
      <style:text-properties style:font-name="Calibri" officeooo:paragraph-rsid="001d74e4"/>
    </style:style>
    <style:style style:name="P21" style:family="paragraph" style:parent-style-name="Standard">
      <style:text-properties officeooo:paragraph-rsid="001f75b4"/>
    </style:style>
    <style:style style:name="T1" style:family="text">
      <style:text-properties officeooo:rsid="001c51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officeooo:rsid="001b3dd7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c5188" style:font-size-asian="14pt" style:font-weight-asian="bold" style:font-size-complex="14pt" style:font-weight-complex="bold"/>
    </style:style>
    <style:style style:name="T5" style:family="text">
      <style:text-properties officeooo:rsid="001d74e4"/>
    </style:style>
    <style:style style:name="T6" style:family="text">
      <style:text-properties style:font-name="Liberation Sans" fo:font-size="18.2000007629395pt" fo:font-weight="bold" officeooo:rsid="001d74e4" style:font-name-asian="Noto Sans CJK SC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fo:font-size="18.2000007629395pt" fo:font-weight="bold" officeooo:rsid="001d74e4" style:font-name-asian="Noto Sans CJK SC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1f75b4"/>
    </style:style>
    <style:style style:name="T9" style:family="text">
      <style:text-properties style:font-name="Calibri" fo:font-size="14pt" fo:font-weight="bold" officeooo:rsid="001b3dd7" style:font-size-asian="14pt" style:font-weight-asian="bold" style:font-size-complex="14pt" style:font-weight-complex="bold"/>
    </style:style>
    <style:style style:name="T10" style:family="text">
      <style:text-properties style:font-name="Calibri" fo:font-size="14pt" fo:font-weight="bold" officeooo:rsid="001f75b4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 One: Introduction Exposition and Inciting Incidents </text:h>
      <text:p text:style-name="P7">A short description of what happens in act one. <text:s/>An overview, if you will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94913847201648">
          <table:table-cell table:style-name="Table1.A1" table:number-columns-spanned="2" office:value-type="string">
            <text:p text:style-name="P18">Scene One</text:p>
          </table:table-cell>
          <table:covered-table-cell/>
        </table:table-row>
        <table:table-row table:style-name="TableLine94913847201648">
          <table:table-cell table:style-name="Table1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7201648">
          <table:table-cell table:style-name="Table1.A1" office:value-type="string">
            <text:p text:style-name="P14"><text:span text:style-name="T2">Tension Level:</text:span> 0-10</text:p>
          </table:table-cell>
          <table:table-cell table:style-name="Table1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Line94913861895680">
          <table:table-cell table:style-name="Table2.A1" table:number-columns-spanned="2" office:value-type="string">
            <text:p text:style-name="P18">Scene <text:span text:style-name="T8">Two</text:span></text:p>
          </table:table-cell>
          <table:covered-table-cell/>
        </table:table-row>
        <table:table-row table:style-name="TableLine94913861895680">
          <table:table-cell table:style-name="Table2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61895680">
          <table:table-cell table:style-name="Table2.A1" office:value-type="string">
            <text:p text:style-name="P14"><text:span text:style-name="T2">Tension Level:</text:span> 0-10</text:p>
          </table:table-cell>
          <table:table-cell table:style-name="Table2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4913727793360">
          <table:table-cell table:style-name="Table3.A1" table:number-columns-spanned="2" office:value-type="string">
            <text:p text:style-name="P18">Scene <text:span text:style-name="T8">Three</text:span></text:p>
          </table:table-cell>
          <table:covered-table-cell/>
        </table:table-row>
        <table:table-row table:style-name="TableLine94913727793360">
          <table:table-cell table:style-name="Table3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727793360">
          <table:table-cell table:style-name="Table3.A1" office:value-type="string">
            <text:p text:style-name="P14"><text:span text:style-name="T2">Tension Level:</text:span> 0-10</text:p>
          </table:table-cell>
          <table:table-cell table:style-name="Table3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Line94913799043024">
          <table:table-cell table:style-name="Table4.A1" table:number-columns-spanned="2" office:value-type="string">
            <text:p text:style-name="P21"><text:span text:style-name="T9">Scene </text:span><text:span text:style-name="T10">Four</text:span></text:p>
          </table:table-cell>
          <table:covered-table-cell/>
        </table:table-row>
        <table:table-row table:style-name="TableLine94913799043024">
          <table:table-cell table:style-name="Table4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799043024">
          <table:table-cell table:style-name="Table4.A1" office:value-type="string">
            <text:p text:style-name="P14"><text:span text:style-name="T2">Tension Level:</text:span> 0-10</text:p>
          </table:table-cell>
          <table:table-cell table:style-name="Table4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row table:style-name="TableLine94913837579328">
          <table:table-cell table:style-name="Table5.A1" table:number-columns-spanned="2" office:value-type="string">
            <text:p text:style-name="P18">Scene <text:span text:style-name="T8">Five</text:span></text:p>
          </table:table-cell>
          <table:covered-table-cell/>
        </table:table-row>
        <table:table-row table:style-name="TableLine94913837579328">
          <table:table-cell table:style-name="Table5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37579328">
          <table:table-cell table:style-name="Table5.A1" office:value-type="string">
            <text:p text:style-name="P14"><text:span text:style-name="T2">Tension Level:</text:span> 0-10</text:p>
          </table:table-cell>
          <table:table-cell table:style-name="Table5.A1" office:value-type="string">
            <text:p text:style-name="P14"><text:span text:style-name="T2">Tension Sources:</text:span></text:p>
          </table:table-cell>
        </table:table-row>
      </table:table>
      <text:p text:style-name="P14"><text:span text:style-name="T2"/></text:p>
      <text:p text:style-name="P19"><text:span text:style-name="T4">Other Notes for Act One:</text:span></text:p>
      <text:p text:style-name="P8"><text:span text:style-name="T2"/></text:p>
      <text:p text:style-name="P8"><text:span text:style-name="T2">a short description</text:span></text:p>
      <text:p text:style-name="P8"><text:span text:style-name="T2"/></text:p>
      <text:h text:style-name="P2" text:outline-level="1">Act <text:span text:style-name="T5">Two</text:span>: <text:span text:style-name="T7">Conflict and Escalation</text:span> </text:h>
      <text:p text:style-name="P9">A short description of what happens in act one. <text:s/>An overview, if you will</text:p>
      <text:p text:style-name="P13"/>
      <text:p text:style-name="P10"/>
      <table:table table:name="Table6" table:style-name="Table6">
        <table:table-column table:style-name="Table6.A"/>
        <table:table-column table:style-name="Table6.B"/>
        <table:table-row table:style-name="TableLine94913739869344">
          <table:table-cell table:style-name="Table6.A1" table:number-columns-spanned="2" office:value-type="string">
            <text:p text:style-name="P18">Scene One</text:p>
          </table:table-cell>
          <table:covered-table-cell/>
        </table:table-row>
        <table:table-row table:style-name="TableLine94913739869344">
          <table:table-cell table:style-name="Table6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739869344">
          <table:table-cell table:style-name="Table6.A1" office:value-type="string">
            <text:p text:style-name="P14"><text:span text:style-name="T2">Tension Level:</text:span> 0-10</text:p>
          </table:table-cell>
          <table:table-cell table:style-name="Table6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7" table:style-name="Table7">
        <table:table-column table:style-name="Table7.A"/>
        <table:table-column table:style-name="Table7.B"/>
        <table:table-row table:style-name="TableLine94913835108192">
          <table:table-cell table:style-name="Table7.A1" table:number-columns-spanned="2" office:value-type="string">
            <text:p text:style-name="P18">Scene <text:span text:style-name="T8">Two</text:span></text:p>
          </table:table-cell>
          <table:covered-table-cell/>
        </table:table-row>
        <table:table-row table:style-name="TableLine94913835108192">
          <table:table-cell table:style-name="Table7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35108192">
          <table:table-cell table:style-name="Table7.A1" office:value-type="string">
            <text:p text:style-name="P14"><text:span text:style-name="T2">Tension Level:</text:span> 0-10</text:p>
          </table:table-cell>
          <table:table-cell table:style-name="Table7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8" table:style-name="Table8">
        <table:table-column table:style-name="Table8.A"/>
        <table:table-column table:style-name="Table8.B"/>
        <table:table-row table:style-name="TableLine94913832926272">
          <table:table-cell table:style-name="Table8.A1" table:number-columns-spanned="2" office:value-type="string">
            <text:p text:style-name="P18">Scene <text:span text:style-name="T8">Three</text:span></text:p>
          </table:table-cell>
          <table:covered-table-cell/>
        </table:table-row>
        <table:table-row table:style-name="TableLine94913832926272">
          <table:table-cell table:style-name="Table8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32926272">
          <table:table-cell table:style-name="Table8.A1" office:value-type="string">
            <text:p text:style-name="P14"><text:span text:style-name="T2">Tension Level:</text:span> 0-10</text:p>
          </table:table-cell>
          <table:table-cell table:style-name="Table8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row table:style-name="TableLine94913836803264">
          <table:table-cell table:style-name="Table9.A1" table:number-columns-spanned="2" office:value-type="string">
            <text:p text:style-name="P21"><text:span text:style-name="T9">Scene </text:span><text:span text:style-name="T10">Four</text:span></text:p>
          </table:table-cell>
          <table:covered-table-cell/>
        </table:table-row>
        <table:table-row table:style-name="TableLine94913836803264">
          <table:table-cell table:style-name="Table9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36803264">
          <table:table-cell table:style-name="Table9.A1" office:value-type="string">
            <text:p text:style-name="P14"><text:span text:style-name="T2">Tension Level:</text:span> 0-10</text:p>
          </table:table-cell>
          <table:table-cell table:style-name="Table9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row table:style-name="TableLine94913840273552">
          <table:table-cell table:style-name="Table10.A1" table:number-columns-spanned="2" office:value-type="string">
            <text:p text:style-name="P18">Scene <text:span text:style-name="T8">Five</text:span></text:p>
          </table:table-cell>
          <table:covered-table-cell/>
        </table:table-row>
        <table:table-row table:style-name="TableLine94913840273552">
          <table:table-cell table:style-name="Table10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0273552">
          <table:table-cell table:style-name="Table10.A1" office:value-type="string">
            <text:p text:style-name="P14"><text:span text:style-name="T2">Tension Level:</text:span> 0-10</text:p>
          </table:table-cell>
          <table:table-cell table:style-name="Table10.A1" office:value-type="string">
            <text:p text:style-name="P14"><text:span text:style-name="T2">Tension Sources:</text:span></text:p>
          </table:table-cell>
        </table:table-row>
      </table:table>
      <text:p text:style-name="P14"><text:span text:style-name="T2"/></text:p>
      <text:p text:style-name="P17"><text:span text:style-name="T1">Other Notes for Act </text:span><text:span text:style-name="T5">Two</text:span><text:span text:style-name="T1">:</text:span></text:p>
      <text:p text:style-name="P9"><text:span text:style-name="T2"/></text:p>
      <text:p text:style-name="P9"><text:span text:style-name="T2">a short description</text:span></text:p>
      <text:p text:style-name="P9"><text:span text:style-name="T2"/></text:p>
      <text:h text:style-name="P2" text:outline-level="1">Act <text:span text:style-name="T5">Three</text:span>: <text:span text:style-name="T7">Resolution and Denouement</text:span> </text:h>
      <text:p text:style-name="P9">A short description of what happens in act one. <text:s/>An overview, if you will</text:p>
      <text:p text:style-name="P13"/>
      <text:p text:style-name="P10"/>
      <table:table table:name="Table11" table:style-name="Table11">
        <table:table-column table:style-name="Table11.A"/>
        <table:table-column table:style-name="Table11.B"/>
        <table:table-row table:style-name="TableLine94913847719184">
          <table:table-cell table:style-name="Table11.A1" table:number-columns-spanned="2" office:value-type="string">
            <text:p text:style-name="P18">Scene One</text:p>
          </table:table-cell>
          <table:covered-table-cell/>
        </table:table-row>
        <table:table-row table:style-name="TableLine94913847719184">
          <table:table-cell table:style-name="Table11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7719184">
          <table:table-cell table:style-name="Table11.A1" office:value-type="string">
            <text:p text:style-name="P14"><text:span text:style-name="T2">Tension Level:</text:span> 0-10</text:p>
          </table:table-cell>
          <table:table-cell table:style-name="Table11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12" table:style-name="Table12">
        <table:table-column table:style-name="Table12.A"/>
        <table:table-column table:style-name="Table12.B"/>
        <table:table-row table:style-name="TableLine94913846592816">
          <table:table-cell table:style-name="Table12.A1" table:number-columns-spanned="2" office:value-type="string">
            <text:p text:style-name="P18">Scene <text:span text:style-name="T8">Two</text:span></text:p>
          </table:table-cell>
          <table:covered-table-cell/>
        </table:table-row>
        <table:table-row table:style-name="TableLine94913846592816">
          <table:table-cell table:style-name="Table12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6592816">
          <table:table-cell table:style-name="Table12.A1" office:value-type="string">
            <text:p text:style-name="P14"><text:span text:style-name="T2">Tension Level:</text:span> 0-10</text:p>
          </table:table-cell>
          <table:table-cell table:style-name="Table12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13" table:style-name="Table13">
        <table:table-column table:style-name="Table13.A"/>
        <table:table-column table:style-name="Table13.B"/>
        <table:table-row table:style-name="TableLine94913861415888">
          <table:table-cell table:style-name="Table13.A1" table:number-columns-spanned="2" office:value-type="string">
            <text:p text:style-name="P18">Scene <text:span text:style-name="T8">Three</text:span></text:p>
          </table:table-cell>
          <table:covered-table-cell/>
        </table:table-row>
        <table:table-row table:style-name="TableLine94913861415888">
          <table:table-cell table:style-name="Table13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61415888">
          <table:table-cell table:style-name="Table13.A1" office:value-type="string">
            <text:p text:style-name="P14"><text:span text:style-name="T2">Tension Level:</text:span> 0-10</text:p>
          </table:table-cell>
          <table:table-cell table:style-name="Table13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14" table:style-name="Table14">
        <table:table-column table:style-name="Table14.A"/>
        <table:table-column table:style-name="Table14.B"/>
        <table:table-row table:style-name="TableLine94913847409408">
          <table:table-cell table:style-name="Table14.A1" table:number-columns-spanned="2" office:value-type="string">
            <text:p text:style-name="P21"><text:span text:style-name="T9">Scene </text:span><text:span text:style-name="T10">Four</text:span></text:p>
          </table:table-cell>
          <table:covered-table-cell/>
        </table:table-row>
        <table:table-row table:style-name="TableLine94913847409408">
          <table:table-cell table:style-name="Table14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7409408">
          <table:table-cell table:style-name="Table14.A1" office:value-type="string">
            <text:p text:style-name="P14"><text:span text:style-name="T2">Tension Level:</text:span> 0-10</text:p>
          </table:table-cell>
          <table:table-cell table:style-name="Table14.A1" office:value-type="string">
            <text:p text:style-name="P14"><text:span text:style-name="T2">Tension Sources:</text:span></text:p>
          </table:table-cell>
        </table:table-row>
      </table:table>
      <text:p text:style-name="P10"/>
      <table:table table:name="Table15" table:style-name="Table15">
        <table:table-column table:style-name="Table15.A"/>
        <table:table-column table:style-name="Table15.B"/>
        <table:table-row table:style-name="TableLine94913846956080">
          <table:table-cell table:style-name="Table15.A1" table:number-columns-spanned="2" office:value-type="string">
            <text:p text:style-name="P18">Scene <text:span text:style-name="T8">Five</text:span></text:p>
          </table:table-cell>
          <table:covered-table-cell/>
        </table:table-row>
        <table:table-row table:style-name="TableLine94913846956080">
          <table:table-cell table:style-name="Table15.A1" table:number-columns-spanned="2" office:value-type="string">
            <text:p text:style-name="P10">a short description</text:p>
          </table:table-cell>
          <table:covered-table-cell/>
        </table:table-row>
        <table:table-row table:style-name="TableLine94913846956080">
          <table:table-cell table:style-name="Table15.A1" office:value-type="string">
            <text:p text:style-name="P14"><text:span text:style-name="T2">Tension Level:</text:span> 0-10</text:p>
          </table:table-cell>
          <table:table-cell table:style-name="Table15.A1" office:value-type="string">
            <text:p text:style-name="P14"><text:span text:style-name="T2">Tension Sources:</text:span></text:p>
          </table:table-cell>
        </table:table-row>
      </table:table>
      <text:p text:style-name="P14"><text:span text:style-name="T2"/></text:p>
      <text:p text:style-name="P17"><text:span text:style-name="T1">Other Notes for Act </text:span><text:span text:style-name="T5">Three</text:span><text:span text:style-name="T1">:</text:span></text:p>
      <text:p text:style-name="P9"><text:span text:style-name="T2"/></text:p>
      <text:p text:style-name="P9"><text:span text:style-name="T2">a short descrip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6:39:35.380239918</meta:creation-date>
    <dc:date>2022-12-09T01:39:08.631132988</dc:date>
    <meta:editing-duration>PT8H39M10S</meta:editing-duration>
    <meta:editing-cycles>4</meta:editing-cycles>
    <meta:generator>LibreOffice/6.4.7.2$Linux_X86_64 LibreOffice_project/40$Build-2</meta:generator>
    <meta:document-statistic meta:table-count="15" meta:image-count="0" meta:object-count="0" meta:page-count="3" meta:paragraph-count="72" meta:word-count="233" meta:character-count="1433" meta:non-whitespace-character-count="1266"/>
  </office:meta>
</office:document-meta>
</file>